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808080" loext:opacity="100%" style:font-name="Franklin Gothic Medium" fo:font-size="10pt" officeooo:rsid="001060f3" officeooo:paragraph-rsid="001060f3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Franklin Gothic Medium" fo:font-size="10pt" fo:font-weight="bold" officeooo:rsid="001958a7" officeooo:paragraph-rsid="001958a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0000" loext:opacity="100%" style:font-name="Franklin Gothic Medium" fo:font-size="16pt" fo:font-weight="bold" officeooo:rsid="001958a7" officeooo:paragraph-rsid="001958a7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ff0000" loext:opacity="100%" style:font-name="Franklin Gothic Medium" fo:font-size="12pt" fo:font-weight="normal" officeooo:rsid="001060f3" officeooo:paragraph-rsid="001b422b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Franklin Gothic Medium" fo:font-size="12pt" fo:font-weight="normal" officeooo:paragraph-rsid="001958a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Franklin Gothic Medium" fo:font-size="12pt" fo:font-weight="bold" officeooo:rsid="001060f3" officeooo:paragraph-rsid="001958a7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Franklin Gothic Medium" fo:font-size="12pt" fo:font-weight="bold" officeooo:rsid="001060f3" officeooo:paragraph-rsid="001b422b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Franklin Gothic Medium" officeooo:paragraph-rsid="001b422b"/>
    </style:style>
    <style:style style:name="P9" style:family="paragraph" style:parent-style-name="Standard">
      <style:text-properties fo:font-variant="normal" fo:text-transform="none" style:font-name="Franklin Gothic Medium" fo:letter-spacing="normal" fo:font-style="normal" fo:font-weight="normal" officeooo:paragraph-rsid="001b422b" loext:padding="0cm" loext:border="none"/>
    </style:style>
    <style:style style:name="P10" style:family="paragraph" style:parent-style-name="Standard">
      <style:text-properties fo:font-variant="normal" fo:text-transform="none" style:font-name="Franklin Gothic Medium" fo:font-size="12pt" fo:letter-spacing="normal" fo:font-style="normal" fo:font-weight="normal" officeooo:rsid="001060f3" officeooo:paragraph-rsid="001b422b" style:font-size-asian="12pt" style:font-weight-asian="bold" style:font-size-complex="12pt" style:font-weight-complex="bold" loext:padding="0cm" loext:border="none"/>
    </style:style>
    <style:style style:name="P11" style:family="paragraph" style:parent-style-name="Standard">
      <style:text-properties fo:font-variant="normal" fo:text-transform="none" style:font-name="Franklin Gothic Medium" fo:font-size="12pt" fo:letter-spacing="normal" fo:font-style="normal" fo:font-weight="normal" officeooo:rsid="001b422b" officeooo:paragraph-rsid="001b422b" style:font-size-asian="12pt" style:font-weight-asian="bold" style:font-size-complex="12pt" style:font-weight-complex="bold" loext:padding="0cm" loext:border="none"/>
    </style:style>
    <style:style style:name="P12" style:family="paragraph" style:parent-style-name="Standard">
      <style:text-properties fo:font-variant="normal" fo:text-transform="none" style:font-name="Franklin Gothic Medium" fo:font-size="12pt" fo:letter-spacing="normal" fo:font-style="normal" fo:font-weight="normal" officeooo:rsid="001b422b" officeooo:paragraph-rsid="001cc837" style:font-size-asian="12pt" style:font-weight-asian="bold" style:font-size-complex="12pt" style:font-weight-complex="bold" loext:padding="0cm" loext:border="none"/>
    </style:style>
    <style:style style:name="P13" style:family="paragraph" style:parent-style-name="Standard">
      <style:text-properties fo:font-variant="normal" fo:text-transform="none" fo:color="#ff0000" loext:opacity="100%" style:font-name="Franklin Gothic Medium" fo:font-size="11pt" fo:letter-spacing="normal" fo:font-style="normal" fo:font-weight="normal" officeooo:rsid="001958a7" officeooo:paragraph-rsid="001b422b" style:font-size-asian="11pt" style:font-weight-asian="normal" style:font-size-complex="11pt" style:font-weight-complex="normal" loext:padding="0cm" loext:border="none"/>
    </style:style>
    <style:style style:name="P14" style:family="paragraph" style:parent-style-name="Standard">
      <style:text-properties fo:color="#ff3333" loext:opacity="100%" style:font-name="Franklin Gothic Medium" fo:font-size="11pt" fo:font-style="normal" officeooo:rsid="001060f3" officeooo:paragraph-rsid="001b422b" style:font-size-asian="11pt" style:font-style-asian="normal" style:font-size-complex="11pt" style:font-style-complex="normal"/>
    </style:style>
    <style:style style:name="P15" style:family="paragraph" style:parent-style-name="Standard">
      <style:text-properties fo:color="#ff3333" loext:opacity="100%" style:font-name="Franklin Gothic Medium" fo:font-size="11pt" fo:font-style="normal" officeooo:rsid="001060f3" officeooo:paragraph-rsid="001cc837" style:font-size-asian="11pt" style:font-style-asian="normal" style:font-size-complex="11pt" style:font-style-complex="normal"/>
    </style:style>
    <style:style style:name="P16" style:family="paragraph" style:parent-style-name="Standard">
      <style:text-properties fo:color="#ff3333" loext:opacity="100%" style:font-name="Franklin Gothic Medium" fo:font-size="11pt" fo:font-style="normal" officeooo:rsid="001060f3" officeooo:paragraph-rsid="001060f3" style:font-size-asian="11pt" style:font-style-asian="normal" style:font-size-complex="11pt" style:font-style-complex="normal"/>
    </style:style>
    <style:style style:name="P17" style:family="paragraph" style:parent-style-name="Standard">
      <style:text-properties fo:color="#ff0000" loext:opacity="100%" style:font-name="Franklin Gothic Medium" fo:font-size="11pt" fo:font-weight="normal" officeooo:rsid="001958a7" officeooo:paragraph-rsid="001958a7" style:font-size-asian="11pt" style:font-weight-asian="normal" style:font-size-complex="11pt" style:font-weight-complex="normal"/>
    </style:style>
    <style:style style:name="P18" style:family="paragraph" style:parent-style-name="Standard">
      <style:text-properties fo:color="#ff0000" loext:opacity="100%" style:font-name="Franklin Gothic Medium" fo:font-size="11pt" fo:font-weight="normal" officeooo:rsid="001060f3" officeooo:paragraph-rsid="001958a7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ff0000" loext:opacity="100%" style:font-name="Franklin Gothic Medium" fo:font-size="11pt" fo:font-weight="normal" officeooo:rsid="001060f3" officeooo:paragraph-rsid="001cc837" style:font-size-asian="11pt" style:font-weight-asian="normal" style:font-size-complex="11pt" style:font-weight-complex="normal"/>
    </style:style>
    <style:style style:name="P20" style:family="paragraph" style:parent-style-name="Standard">
      <style:text-properties fo:color="#ff0000" loext:opacity="100%" style:font-name="Franklin Gothic Medium" fo:font-size="12pt" fo:font-weight="normal" officeooo:rsid="001060f3" officeooo:paragraph-rsid="001b422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Franklin Gothic Medium" fo:font-size="11pt" fo:font-weight="normal" officeooo:paragraph-rsid="001958a7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Franklin Gothic Medium" fo:font-size="11pt" fo:font-weight="normal" officeooo:rsid="001060f3" officeooo:paragraph-rsid="001060f3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Franklin Gothic Medium" fo:font-size="11pt" fo:font-weight="normal" officeooo:rsid="001060f3" officeooo:paragraph-rsid="001cc837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Franklin Gothic Medium" fo:font-size="11pt" fo:font-weight="normal" officeooo:paragraph-rsid="001b422b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Franklin Gothic Medium" fo:font-size="12pt" fo:font-weight="bold" officeooo:rsid="001060f3" officeooo:paragraph-rsid="001cc837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Franklin Gothic Medium" fo:font-size="12pt" fo:font-weight="bold" officeooo:rsid="001060f3" officeooo:paragraph-rsid="001b422b" style:font-size-asian="12pt" style:font-weight-asian="bold" style:font-size-complex="12pt" style:font-weight-complex="bold"/>
    </style:style>
    <style:style style:name="T1" style:family="text">
      <style:text-properties fo:color="#808080" loext:opacity="100%" officeooo:rsid="001958a7"/>
    </style:style>
    <style:style style:name="T2" style:family="text">
      <style:text-properties fo:color="#808080" loext:opacity="100%" officeooo:rsid="001060f3"/>
    </style:style>
    <style:style style:name="T3" style:family="text">
      <style:text-properties fo:color="#808080" loext:opacity="100%" fo:font-size="12pt" fo:font-weight="normal" officeooo:rsid="001b422b" style:font-size-asian="12pt" style:font-weight-asian="normal" style:font-size-complex="12pt" style:font-weight-complex="normal"/>
    </style:style>
    <style:style style:name="T4" style:family="text">
      <style:text-properties fo:color="#808080" loext:opacity="100%" style:font-weight-asian="normal" style:font-weight-complex="normal"/>
    </style:style>
    <style:style style:name="T5" style:family="text">
      <style:text-properties officeooo:rsid="001958a7"/>
    </style:style>
    <style:style style:name="T6" style:family="text">
      <style:text-properties fo:font-size="12pt" fo:font-weight="normal" officeooo:rsid="001b422b" style:font-size-asian="12pt" style:font-weight-asian="normal" style:font-size-complex="12pt" style:font-weight-complex="normal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1958a7"/>
    </style:style>
    <style:style style:name="T9" style:family="text">
      <style:text-properties fo:color="#ff0000" loext:opacity="100%" fo:font-weight="normal" style:font-weight-asian="normal" style:font-weight-complex="normal"/>
    </style:style>
    <style:style style:name="T10" style:family="text">
      <style:text-properties fo:color="#ff0000" loext:opacity="100%" fo:font-weight="normal" officeooo:rsid="001958a7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1958a7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1b422b" loext:padding="0cm" loext:border="none"/>
    </style:style>
    <style:style style:name="T14" style:family="text">
      <style:text-properties fo:font-variant="normal" fo:text-transform="none" fo:letter-spacing="normal" fo:font-style="normal" loext:padding="0cm" loext:border="none"/>
    </style:style>
    <style:style style:name="T15" style:family="text">
      <style:text-properties fo:font-variant="normal" fo:text-transform="none" fo:letter-spacing="normal" fo:font-style="normal" officeooo:rsid="001958a7" loext:padding="0cm" loext:border="none"/>
    </style:style>
    <style:style style:name="T16" style:family="text">
      <style:text-properties fo:font-variant="normal" fo:text-transform="none" fo:letter-spacing="normal" fo:font-style="normal" officeooo:rsid="001b422b" loext:padding="0cm" loext:border="none"/>
    </style:style>
    <style:style style:name="T17" style:family="text">
      <style:text-properties fo:font-variant="normal" fo:text-transform="none" fo:letter-spacing="normal" loext:padding="0cm" loext:border="none"/>
    </style:style>
    <style:style style:name="T18" style:family="text">
      <style:text-properties fo:font-variant="normal" fo:text-transform="none" fo:letter-spacing="normal" officeooo:rsid="001b422b" loext:padding="0cm" loext:border="none"/>
    </style:style>
    <style:style style:name="T19" style:family="text">
      <style:text-properties fo:font-variant="normal" fo:text-transform="none" fo:color="#808080" loext:opacity="100%" fo:letter-spacing="normal" fo:font-style="normal" fo:font-weight="normal" officeooo:rsid="001958a7" loext:padding="0cm" loext:border="none"/>
    </style:style>
    <style:style style:name="T20" style:family="text">
      <style:text-properties fo:font-variant="normal" fo:text-transform="none" fo:color="#808080" loext:opacity="100%" fo:letter-spacing="normal" fo:font-style="normal" fo:font-weight="normal" officeooo:rsid="001b422b" loext:padding="0cm" loext:border="none"/>
    </style:style>
    <style:style style:name="T21" style:family="text">
      <style:text-properties fo:font-variant="normal" fo:text-transform="none" fo:color="#808080" loext:opacity="100%" fo:font-size="12pt" fo:letter-spacing="normal" fo:font-style="normal" fo:font-weight="normal" officeooo:rsid="001b422b" style:font-size-asian="12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color="#ff0000" loext:opacity="100%" fo:letter-spacing="normal" fo:font-style="normal" officeooo:rsid="001958a7" loext:padding="0cm" loext:border="none"/>
    </style:style>
    <style:style style:name="T23" style:family="text">
      <style:text-properties fo:font-variant="normal" fo:text-transform="none" fo:color="#ff0000" loext:opacity="100%" fo:letter-spacing="normal" fo:font-weight="normal" loext:padding="0cm" loext:border="none"/>
    </style:style>
    <style:style style:name="T24" style:family="text">
      <style:text-properties fo:font-variant="normal" fo:text-transform="none" fo:color="#ff0000" loext:opacity="100%" fo:letter-spacing="normal" fo:font-weight="normal" officeooo:rsid="001958a7" loext:padding="0cm" loext:border="none"/>
    </style:style>
    <style:style style:name="T25" style:family="text">
      <style:text-properties fo:font-variant="normal" fo:text-transform="none" fo:color="#ff0000" loext:opacity="100%" style:font-name="Franklin Gothic Medium" fo:font-size="11pt" fo:letter-spacing="normal" fo:font-style="normal" fo:font-weight="normal" officeooo:rsid="001958a7" style:font-size-asian="11pt" style:font-style-asian="normal" style:font-size-complex="11pt" style:font-style-complex="normal" loext:padding="0cm" loext:border="none"/>
    </style:style>
    <style:style style:name="T26" style:family="text">
      <style:text-properties fo:font-variant="normal" fo:text-transform="none" fo:font-size="12pt" fo:letter-spacing="normal" fo:font-style="normal" fo:font-weight="normal" officeooo:rsid="001b422b" style:font-size-asian="12pt" style:font-weight-asian="bold" style:font-size-complex="12pt" style:font-weight-complex="bold" loext:padding="0cm" loext:border="none"/>
    </style:style>
    <style:style style:name="T27" style:family="text">
      <style:text-properties officeooo:rsid="001cc837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T30" style:family="text">
      <style:text-properties fo:color="#ff3333" loext:opacity="100%" style:font-name="Franklin Gothic Medium" fo:font-size="11pt" fo:font-style="normal" style:text-underline-style="none" officeooo:rsid="001060f3" style:font-size-asian="11pt" style:font-style-asian="normal" style:font-size-complex="11pt" style:font-style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LMODIA PARA LAS ORACIONES UNIVERSALES</text:p>
      <text:p text:style-name="P2">Melodía para utilizar en las Oraciones universales</text:p>
      <text:p text:style-name="P1"/>
      <text:section text:style-name="Sect1" text:name="Sección1">
        <text:p text:style-name="P16"><text:span text:style-name="T9"><text:s text:c="8"/>La</text:span><text:span text:style-name="T10">m</text:span></text:p>
        <text:p text:style-name="P5"><text:span text:style-name="T1">S</text:span><text:span text:style-name="T2">. <text:s text:c="3"/></text:span><text:span text:style-name="T5">Oremos hermanos,</text:span></text:p>
        <text:p text:style-name="P5"><text:span text:style-name="T5"><text:s text:c="7"/></text:span>por la Iglesia santa de Dios,</text:p>
        <text:p text:style-name="P5"><text:s text:c="7"/>por su servidor el Papa <text:span text:style-name="T7">N.</text:span>,</text:p>
        <text:p text:style-name="P5"><text:s text:c="7"/>por los obispos, los sacerdotes, diáconos,</text:p>
        <text:p text:style-name="P17"><text:s text:c="38"/><text:span text:style-name="T27">Do</text:span></text:p>
        <text:p text:style-name="P5"><text:s text:c="6"/>y todo el pueblo santo:</text:p>
        <text:p text:style-name="P5"><text:s text:c="6"/>para que, partícipes de los bienes celestiales</text:p>
        <text:p text:style-name="P5"><text:s text:c="6"/>podamos anunciar a este mundo que sufre</text:p>
        <text:p text:style-name="P21"><text:s text:c="76"/><text:span text:style-name="T8">Lam Mi Lam</text:span></text:p>
        <text:p text:style-name="P5"><text:s text:c="6"/>la Buena Noticia de Jesucristo resucitado.</text:p>
        <text:p text:style-name="P22"/>
        <text:p text:style-name="P18"><text:span text:style-name="T14"><text:s text:c="8"/></text:span><text:span text:style-name="T15">La</text:span><text:span text:style-name="T14">m</text:span><text:span text:style-name="T17"> <text:s text:c="4"/></text:span><text:span text:style-name="T18">Do</text:span><text:span text:style-name="T14"> <text:s text:c="12"/></text:span><text:span text:style-name="T16">Re</text:span><text:span text:style-name="T14"> <text:s/></text:span><text:span text:style-name="T16">M</text:span><text:span text:style-name="T14">i </text:span><text:span text:style-name="T16">Lam</text:span></text:p>
        <text:p text:style-name="P6"><text:span text:style-name="T19">A.</text:span><text:span text:style-name="T12"> <text:s text:c="3"/></text:span><text:span text:style-name="T14">¡ESCÚCHANOS, OH SEÑOR!</text:span></text:p>
        <text:p text:style-name="P22"/>
        <text:p text:style-name="P14"><text:span text:style-name="T7"><text:s text:c="8"/>La</text:span><text:span text:style-name="T8">m</text:span></text:p>
        <text:p text:style-name="P8"><text:span text:style-name="T3">S.</text:span><text:span text:style-name="T6"> <text:s text:c="3"/></text:span><text:span text:style-name="T11">Oremos hermanos,</text:span></text:p>
        <text:p text:style-name="P9"><text:s text:c="7"/>por los gobernantes, y por todos los hombres</text:p>
        <text:p text:style-name="P9"><text:s text:c="7"/>que han sido constituidos como jefes</text:p>
        <text:p text:style-name="P13"><text:s text:c="52"/><text:span text:style-name="T27">Do</text:span></text:p>
        <text:p text:style-name="P9"><text:s text:c="7"/>y conductores de las naciones:</text:p>
        <text:p text:style-name="P9"><text:s text:c="7"/>para que cesen las guerras,</text:p>
        <text:p text:style-name="P9"><text:s text:c="7"/>desaparezcan las divisiones,</text:p>
        <text:p text:style-name="P9"><text:s text:c="7"/>y se construyan caminos de paz y justicia</text:p>
        <text:p text:style-name="P24"><text:span text:style-name="T14"><text:s text:c="42"/></text:span><text:span text:style-name="T22">Lam Mi Lam</text:span></text:p>
        <text:p text:style-name="P9"><text:s text:c="7"/>para todos los pueblos.</text:p>
        <text:p text:style-name="P23"/>
        <text:p text:style-name="P19"><text:span text:style-name="T14"><text:s text:c="8"/></text:span><text:span text:style-name="T15">La</text:span><text:span text:style-name="T14">m</text:span><text:span text:style-name="T17"> <text:s text:c="4"/></text:span><text:span text:style-name="T18">Do</text:span><text:span text:style-name="T14"> <text:s text:c="12"/></text:span><text:span text:style-name="T16">Re</text:span><text:span text:style-name="T14"> <text:s/></text:span><text:span text:style-name="T16">M</text:span><text:span text:style-name="T14">i </text:span><text:span text:style-name="T16">Lam</text:span></text:p>
        <text:p text:style-name="P25"><text:span text:style-name="T19">A.</text:span><text:span text:style-name="T12"> <text:s text:c="3"/></text:span><text:span text:style-name="T14">¡ESCÚCHANOS, OH SEÑOR!</text:span></text:p>
        <text:p text:style-name="P23"/>
        <text:p text:style-name="P23"/>
        <text:p text:style-name="P23"/>
        <text:p text:style-name="Standard"><text:span text:style-name="T25"><text:s text:c="8"/>Lam</text:span></text:p>
        <text:p text:style-name="P8"><text:span text:style-name="T21">S.</text:span><text:span text:style-name="T26"> <text:s text:c="3"/></text:span><text:span text:style-name="T11">Oremos,</text:span></text:p>
        <text:p text:style-name="P9"><text:s text:c="7"/>por todos los hombres que sufren</text:p>
        <text:p text:style-name="P9"><text:s text:c="7"/>en su cuerpo o en su espíritu,</text:p>
        <text:p text:style-name="P13"><text:s text:c="60"/><text:span text:style-name="T27">Do</text:span></text:p>
        <text:p text:style-name="P9"><text:s text:c="7"/>y por todos los pobres de la tierra:</text:p>
        <text:p text:style-name="P9"><text:s text:c="7"/>para que por medio de tus profetas</text:p>
        <text:p text:style-name="P9"><text:s text:c="7"/>reciban e,l anuncio de la salvación y la vida,</text:p>
        <text:p text:style-name="P9"><text:s text:c="7"/>el consuelo de tu Palabra</text:p>
        <text:p text:style-name="P24"><text:span text:style-name="T14"><text:s text:c="75"/></text:span><text:span text:style-name="T22">Lam Mi Lam</text:span></text:p>
        <text:p text:style-name="P9"><text:s text:c="7"/>y la comunión de los fieles de tu Iglesia.</text:p>
        <text:p text:style-name="P23"/>
        <text:p text:style-name="P19"><text:span text:style-name="T14"><text:s text:c="8"/></text:span><text:span text:style-name="T15">La</text:span><text:span text:style-name="T14">m</text:span><text:span text:style-name="T17"> <text:s text:c="4"/></text:span><text:span text:style-name="T18">Do</text:span><text:span text:style-name="T14"> <text:s text:c="12"/></text:span><text:span text:style-name="T16">Re</text:span><text:span text:style-name="T14"> <text:s/></text:span><text:span text:style-name="T16">M</text:span><text:span text:style-name="T14">i </text:span><text:span text:style-name="T16">Lam</text:span></text:p>
        <text:p text:style-name="P25"><text:span text:style-name="T19">A.</text:span><text:span text:style-name="T12"> <text:s text:c="3"/></text:span><text:span text:style-name="T14">¡ESCÚCHANOS, OH SEÑOR!</text:span></text:p>
        <text:p text:style-name="P23"/>
        <text:p text:style-name="P15"><text:span text:style-name="T24"><text:s text:c="8"/>Lam</text:span></text:p>
        <text:p text:style-name="P8"><text:span text:style-name="T20">S.</text:span><text:span text:style-name="T13"> <text:s text:c="3"/></text:span><text:span text:style-name="T11">Oremos,</text:span></text:p>
        <text:p text:style-name="P9"><text:s text:c="7"/>por esta asamblea santa,</text:p>
        <text:p text:style-name="P9"><text:s text:c="7"/>que convocada en tu Nombre celebra hoy</text:p>
        <text:p text:style-name="P9"><text:s text:c="7"/>el memorial de la muerte y resurrección</text:p>
        <text:p text:style-name="P13"><text:s text:c="18"/><text:span text:style-name="T27">Do</text:span></text:p>
        <text:p text:style-name="P9"><text:s text:c="7"/>de tu Hijo:</text:p>
        <text:p text:style-name="P9"><text:s text:c="7"/>para que, el Señor nos conceda a todos</text:p>
        <text:p text:style-name="P9"><text:s text:c="7"/>el celo por la salvación de los hombres,</text:p>
        <text:p text:style-name="P9"><text:s text:c="7"/>el amor a los que sufren,</text:p>
        <text:p text:style-name="P9"><text:s text:c="7"/>y la alegría de proclamar, en esta generación,</text:p>
        <text:p text:style-name="P24"><text:span text:style-name="T14"><text:s text:c="48"/></text:span><text:span text:style-name="T22">Lam Mi Lam</text:span></text:p>
        <text:p text:style-name="P9"><text:s text:c="7"/>tu amor y tu misericordia.</text:p>
        <text:p text:style-name="P23"/>
        <text:p text:style-name="P19"><text:span text:style-name="T14"><text:s text:c="8"/></text:span><text:span text:style-name="T15">La</text:span><text:span text:style-name="T14">m</text:span><text:span text:style-name="T17"> <text:s text:c="4"/></text:span><text:span text:style-name="T18">Do</text:span><text:span text:style-name="T14"> <text:s text:c="12"/></text:span><text:span text:style-name="T16">Re</text:span><text:span text:style-name="T14"> <text:s/></text:span><text:span text:style-name="T16">M</text:span><text:span text:style-name="T14">i </text:span><text:span text:style-name="T16">Lam</text:span></text:p>
        <text:p text:style-name="P25"><text:span text:style-name="T19">A.</text:span><text:span text:style-name="T12"> <text:s text:c="3"/></text:span><text:span text:style-name="T14">¡ESCÚCHANOS, OH SEÑOR!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1.59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26T09:46:04.713973767</meta:creation-date>
    <dc:date>2023-12-06T21:05:41.297969591</dc:date>
    <meta:editing-duration>PT1H38M5S</meta:editing-duration>
    <meta:editing-cycles>9</meta:editing-cycles>
    <meta:generator>LibreOffice/7.5.6.2$Linux_X86_64 LibreOffice_project/50$Build-2</meta:generator>
    <meta:document-statistic meta:table-count="0" meta:image-count="0" meta:object-count="0" meta:page-count="1" meta:paragraph-count="56" meta:word-count="267" meta:character-count="2151" meta:non-whitespace-character-count="1169"/>
  </office:meta>
</office:document-meta>
</file>